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2.105cm" fo:min-width="3.05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 fo:min-height="1.084cm" fo:min-width="1.914cm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1.048cm" fo:min-width="1.85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 fo:min-height="1.699cm" fo:min-width="1.4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 fo:min-height="1.02cm" fo:min-width="1.798cm"/>
    </style:style>
    <style:style style:name="gr9" style:family="graphic" style:parent-style-name="standard">
      <style:graphic-properties draw:fill="solid" draw:fill-color="#579d1c" draw:textarea-horizontal-align="justify" draw:textarea-vertical-align="middle" draw:auto-grow-height="false" fo:min-height="1.584cm" fo:min-width="2.604cm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 fo:min-height="1.584cm" fo:min-width="3.366cm"/>
    </style:style>
    <style:style style:name="gr11" style:family="graphic" style:parent-style-name="standard">
      <style:graphic-properties draw:stroke="none" svg:stroke-color="#000000" draw:fill="none" draw:fill-color="#ffffff" fo:min-height="1.782cm"/>
    </style:style>
    <style:style style:name="gr12" style:family="graphic" style:parent-style-name="standard">
      <style:graphic-properties draw:stroke="none" svg:stroke-color="#000000" draw:fill="none" draw:fill-color="#ffffff" fo:min-height="1.534cm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1.457cm" fo:min-width="2.823cm"/>
    </style:style>
    <style:style style:name="gr14" style:family="graphic" style:parent-style-name="standard">
      <style:graphic-properties draw:fill="solid" draw:fill-color="#009900" draw:textarea-horizontal-align="justify" draw:textarea-vertical-align="middle" draw:auto-grow-height="false" fo:min-height="1.457cm" fo:min-width="2.823cm"/>
    </style:style>
    <style:style style:name="gr15" style:family="graphic" style:parent-style-name="standard">
      <style:graphic-properties draw:fill="solid" draw:fill-color="#cc0000" draw:textarea-horizontal-align="justify" draw:textarea-vertical-align="middle" draw:auto-grow-height="false" fo:min-height="1.457cm" fo:min-width="2.823cm"/>
    </style:style>
    <style:style style:name="gr16" style:family="graphic" style:parent-style-name="standard">
      <style:graphic-properties draw:stroke="none" svg:stroke-color="#000000" draw:fill="none" draw:fill-color="#ffffff" fo:min-height="1.407cm"/>
    </style:style>
    <style:style style:name="gr17" style:family="graphic" style:parent-style-name="standard">
      <style:graphic-properties draw:stroke="none" svg:stroke-color="#000000" draw:fill="none" draw:fill-color="#ffffff" fo:min-height="6.328cm"/>
    </style:style>
    <style:style style:name="gr18" style:family="graphic" style:parent-style-name="standard">
      <style:graphic-properties draw:stroke="none" svg:stroke-color="#000000" draw:fill="none" draw:fill-color="#ffffff" fo:min-height="2.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2.667cm" svg:x="12.557cm" svg:y="1.127cm">
          <text:p text:style-name="P1">Request</text:p>
          <text:p text:style-name="P1">Receive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draw:type="line" svg:x1="14.335cm" svg:y1="3.794cm" svg:x2="14.335cm" svg:y2="4.683cm" draw:start-shape="id1" draw:start-glue-point="6" draw:end-shape="id2" draw:end-glue-point="4" svg:d="M14335 3794v889" svg:viewBox="0 0 1 890">
          <text:p/>
        </draw:connector>
        <draw:custom-shape draw:style-name="gr3" draw:text-style-name="P1" xml:id="id2" draw:id="id2" draw:layer="layout" svg:width="4.826cm" svg:height="2.667cm" svg:x="11.922cm" svg:y="4.683cm">
          <text:p text:style-name="P1">Metho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4.826cm" svg:height="2.667cm" svg:x="6.334cm" svg:y="7.731cm">
          <text:p text:style-name="P1">Valid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4.699cm" svg:height="2.596cm" svg:x="17.51cm" svg:y="7.731cm">
          <text:p text:style-name="P1">Valid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6.748cm" svg:y1="6.017cm" svg:x2="19.86cm" svg:y2="7.731cm" draw:start-shape="id2" draw:start-glue-point="7" draw:end-shape="id3" draw:end-glue-point="4" svg:d="M16748 6017h3112v1714" svg:viewBox="0 0 3113 1715">
          <text:p/>
        </draw:connector>
        <draw:frame draw:style-name="gr5" draw:layer="layout" svg:width="3.556cm" svg:height="1.016cm" svg:x="17.891cm" svg:y="5.191cm">
          <draw:text-box>
            <text:p>POST</text:p>
          </draw:text-box>
        </draw:frame>
        <draw:custom-shape draw:style-name="gr6" draw:text-style-name="P1" xml:id="id5" draw:id="id5" draw:layer="layout" svg:width="2.159cm" svg:height="2.159cm" svg:x="1.692cm" svg:y="7.985cm">
          <text:p text:style-name="P1">4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6.334cm" svg:y1="9.065cm" svg:x2="3.851cm" svg:y2="9.064cm" draw:start-shape="id4" draw:start-glue-point="5" draw:end-shape="id5" draw:end-glue-point="1" svg:d="M6334 9065h-1241v-1h-1242" svg:viewBox="0 0 2484 2">
          <text:p text:style-name="P1">No</text:p>
        </draw:connector>
        <draw:custom-shape draw:style-name="gr6" draw:text-style-name="P1" xml:id="id6" draw:id="id6" draw:layer="layout" svg:width="2.159cm" svg:height="2.159cm" svg:x="24.368cm" svg:y="7.985cm">
          <text:p text:style-name="P1">4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22.209cm" svg:y1="9.029cm" svg:x2="24.368cm" svg:y2="9.064cm" draw:start-shape="id3" draw:start-glue-point="7" draw:end-shape="id6" draw:end-glue-point="3" svg:d="M22209 9029h1079v35h1080" svg:viewBox="0 0 2160 36">
          <text:p text:style-name="P1">No</text:p>
        </draw:connector>
        <draw:custom-shape draw:style-name="gr8" draw:text-style-name="P1" xml:id="id7" draw:id="id7" draw:layer="layout" svg:width="4.596cm" svg:height="2.54cm" svg:x="17.51cm" svg:y="12.176cm">
          <text:p text:style-name="P1">Configu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9.86cm" svg:y1="10.327cm" svg:x2="19.808cm" svg:y2="12.176cm" draw:start-shape="id3" draw:start-glue-point="6" draw:end-shape="id7" draw:end-glue-point="4" svg:d="M19860 10327v925h-52v924" svg:viewBox="0 0 53 1850">
          <text:p text:style-name="P1">Yes</text:p>
        </draw:connector>
        <draw:custom-shape draw:style-name="gr9" draw:text-style-name="P1" xml:id="id8" draw:id="id8" draw:layer="layout" svg:width="3.302cm" svg:height="2.032cm" svg:x="23.86cm" svg:y="12.43cm">
          <text:p text:style-name="P1">200</text:p>
          <text:p text:style-name="P1"><text:span text:style-name="T1">“</text:span><text:span text:style-name="T1">Not Configured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22.106cm" svg:y1="13.446cm" svg:x2="23.86cm" svg:y2="13.446cm" draw:start-shape="id7" draw:start-glue-point="7" draw:end-shape="id8" draw:end-glue-point="3" svg:d="M22106 13446h1754" svg:viewBox="0 0 1755 1">
          <text:p text:style-name="P1">No</text:p>
        </draw:connector>
        <draw:custom-shape draw:style-name="gr9" draw:text-style-name="P1" xml:id="id9" draw:id="id9" draw:layer="layout" svg:width="3.302cm" svg:height="2.032cm" svg:x="18.145cm" svg:y="16.875cm">
          <text:p text:style-name="P1">200</text:p>
          <text:p text:style-name="P1"><text:span text:style-name="T1">HH:M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9.808cm" svg:y1="14.716cm" svg:x2="19.796cm" svg:y2="16.875cm" draw:start-shape="id7" draw:start-glue-point="6" draw:end-shape="id9" draw:end-glue-point="0" svg:d="M19808 14716l-12 2159" svg:viewBox="0 0 13 2160">
          <text:p text:style-name="P1">Yes</text:p>
        </draw:connector>
        <draw:custom-shape draw:style-name="gr8" draw:text-style-name="P1" xml:id="id10" draw:id="id10" draw:layer="layout" svg:width="4.596cm" svg:height="2.54cm" svg:x="6.461cm" svg:y="12.176cm">
          <text:p text:style-name="P1">Query Field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" svg:x1="8.747cm" svg:y1="10.398cm" svg:x2="8.759cm" svg:y2="12.176cm" draw:start-shape="id4" draw:start-glue-point="6" draw:end-shape="id10" svg:d="M8747 10398l12 1778" svg:viewBox="0 0 13 1779">
          <text:p text:style-name="P1">Yes</text:p>
        </draw:connector>
        <draw:connector draw:style-name="gr2" draw:text-style-name="P1" draw:layer="layout" svg:x1="11.922cm" svg:y1="6.017cm" svg:x2="8.747cm" svg:y2="7.731cm" draw:start-shape="id2" draw:start-glue-point="5" draw:end-shape="id4" draw:end-glue-point="4" svg:d="M11922 6017h-3175v1714" svg:viewBox="0 0 3176 1715">
          <text:p/>
        </draw:connector>
        <draw:frame draw:style-name="gr5" draw:layer="layout" svg:width="4.064cm" svg:height="1.016cm" svg:x="8.62cm" svg:y="5.191cm">
          <draw:text-box>
            <text:p>GET</text:p>
          </draw:text-box>
        </draw:frame>
        <draw:custom-shape draw:style-name="gr10" draw:text-style-name="P2" xml:id="id11" draw:id="id11" draw:layer="layout" svg:width="4.064cm" svg:height="2.032cm" svg:x="2.27cm" svg:y="16.875cm">
          <text:p text:style-name="P2"><text:span text:style-name="T2">Setup List</text:span></text:p>
          <text:p text:style-name="P2"><text:span text:style-name="T2">Pr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2" draw:id="id12" draw:layer="layout" svg:width="4.064cm" svg:height="2.032cm" svg:x="11.033cm" svg:y="16.875cm">
          <text:p text:style-name="P2"><text:span text:style-name="T2">Setup Freq</text:span></text:p>
          <text:p text:style-name="P2"><text:span text:style-name="T2">Pr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.461cm" svg:y1="13.446cm" svg:x2="4.302cm" svg:y2="16.875cm" draw:start-shape="id10" draw:start-glue-point="5" draw:end-shape="id11" draw:end-glue-point="0" svg:d="M6461 13446h-2159v3429" svg:viewBox="0 0 2160 3430">
          <text:p/>
        </draw:connector>
        <draw:connector draw:style-name="gr7" draw:text-style-name="P1" draw:layer="layout" svg:x1="11.057cm" svg:y1="13.446cm" svg:x2="13.065cm" svg:y2="16.875cm" draw:start-shape="id10" draw:start-glue-point="7" draw:end-shape="id12" svg:d="M11057 13446h2008v3429" svg:viewBox="0 0 2009 3430">
          <text:p text:style-name="P1">start</text:p>
          <text:p text:style-name="P1">freqM</text:p>
          <text:p text:style-name="P1">FreqH</text:p>
          <text:p text:style-name="P1"/>
        </draw:connector>
        <draw:frame draw:style-name="gr11" draw:layer="layout" svg:width="2.286cm" svg:height="2.032cm" svg:x="4.302cm" svg:y="13.573cm">
          <draw:text-box>
            <text:p>time</text:p>
          </draw:text-box>
        </draw:frame>
        <draw:custom-shape draw:style-name="gr6" draw:text-style-name="P1" xml:id="id13" draw:id="id13" draw:layer="layout" svg:width="2.159cm" svg:height="2.159cm" svg:x="7.704cm" svg:y="16.875cm">
          <text:p text:style-name="P1">4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8.759cm" svg:y1="14.716cm" svg:x2="8.783cm" svg:y2="16.875cm" draw:start-shape="id10" draw:start-glue-point="6" draw:end-shape="id13" draw:end-glue-point="0" svg:d="M8759 14716l24 2159" svg:viewBox="0 0 25 2160">
          <text:p text:style-name="P1">Other</text:p>
        </draw:connector>
      </draw:page>
      <draw:page draw:name="page2" draw:style-name="dp1" draw:master-page-name="Default">
        <draw:frame draw:style-name="gr12" draw:text-style-name="P3" draw:layer="layout" svg:width="8.128cm" svg:height="1.784cm" svg:x="9.906cm" svg:y="1.254cm">
          <draw:text-box>
            <text:p text:style-name="P3"><text:span text:style-name="T3">Device State Machine</text:span></text:p>
          </draw:text-box>
        </draw:frame>
        <draw:custom-shape draw:style-name="gr13" draw:text-style-name="P1" xml:id="id14" draw:id="id14" draw:layer="layout" svg:width="4.699cm" svg:height="2.413cm" svg:x="3.794cm" svg:y="5.191cm">
          <text:p text:style-name="P1">Clos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6" draw:id="id16" draw:layer="layout" svg:width="4.699cm" svg:height="2.413cm" svg:x="13.7cm" svg:y="5.191cm">
          <text:p text:style-name="P1">Op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5" draw:id="id15" draw:layer="layout" svg:width="4.699cm" svg:height="2.413cm" svg:x="3.794cm" svg:y="12.684cm">
          <text:p text:style-name="P1">Al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144cm" svg:y1="7.604cm" svg:x2="6.143cm" svg:y2="12.684cm" draw:start-shape="id14" draw:start-glue-point="8" draw:end-shape="id15" svg:d="M6144 7604l-1 5080" svg:viewBox="0 0 2 5081">
          <text:p text:style-name="P1">Agent Alert</text:p>
        </draw:connector>
        <draw:connector draw:style-name="gr7" draw:text-style-name="P1" draw:layer="layout" draw:type="line" svg:x1="14.388cm" svg:y1="7.251cm" svg:x2="7.805cm" svg:y2="13.037cm" draw:start-shape="id16" draw:start-glue-point="7" draw:end-shape="id15" draw:end-glue-point="11" svg:d="M14388 7251l-6583 5786" svg:viewBox="0 0 6584 5787">
          <text:p text:style-name="P1">Agent Alert</text:p>
        </draw:connector>
        <draw:connector draw:style-name="gr7" draw:text-style-name="P1" draw:layer="layout" draw:type="line" svg:x1="14.388cm" svg:y1="5.544cm" svg:x2="7.805cm" svg:y2="5.544cm" draw:start-shape="id16" draw:start-glue-point="5" draw:end-shape="id14" draw:end-glue-point="11" svg:d="M14388 5544h-6583" svg:viewBox="0 0 6584 1">
          <text:p text:style-name="P1">Light &lt; Threshold</text:p>
          <text:p text:style-name="P1">LEDs OFF</text:p>
        </draw:connector>
        <draw:connector draw:style-name="gr7" draw:text-style-name="P1" draw:layer="layout" draw:type="line" svg:x1="7.805cm" svg:y1="7.251cm" svg:x2="14.388cm" svg:y2="7.251cm" draw:start-shape="id14" draw:start-glue-point="9" draw:end-shape="id16" draw:end-glue-point="7" svg:d="M7805 7251h6583" svg:viewBox="0 0 6584 1">
          <text:p text:style-name="P1">Light &gt; Threshold</text:p>
          <text:p text:style-name="P1">LEDs ON</text:p>
        </draw:connector>
        <draw:connector draw:style-name="gr2" draw:text-style-name="P1" draw:layer="layout" draw:type="curve" svg:x1="8.493cm" svg:y1="13.891cm" svg:x2="16.05cm" svg:y2="7.604cm" draw:start-shape="id15" draw:start-glue-point="10" draw:end-shape="id16" draw:end-glue-point="8" svg:d="M8493 13891c5038 0 7557-2095 7557-6287" svg:viewBox="0 0 7558 6288">
          <text:p/>
        </draw:connector>
        <draw:frame draw:style-name="gr16" draw:layer="layout" svg:width="6.096cm" svg:height="1.657cm" svg:x="12.43cm" svg:y="11.476cm">
          <draw:text-box>
            <text:p>Light &gt; Threshold</text:p>
            <text:p>LEDs ON</text:p>
          </draw:text-box>
        </draw:frame>
        <draw:frame draw:style-name="gr17" draw:layer="layout" svg:width="7.366cm" svg:height="10.093cm" svg:x="19.923cm" svg:y="5.258cm">
          <draw:text-box>
            <text:list text:style-name="L1">
              <text:list-item>
                <text:p>On Agent Alert:</text:p>
                <text:list>
                  <text:list-item>
                    <text:list>
                      <text:list-item>
                        <text:p>Goto Alert state</text:p>
                      </text:list-item>
                      <text:list-item>
                        <text:p>Set LCD text</text:p>
                      </text:list-item>
                      <text:list-item>
                        <text:p>Set Alert LED Green</text:p>
                      </text:list-item>
                    </text:list>
                  </text:list-item>
                </text:list>
              </text:list-item>
              <text:list-item>
                <text:p>LEDs Off:</text:p>
                <text:list>
                  <text:list-item>
                    <text:list>
                      <text:list-item>
                        <text:p>Set all LED outputs to 0</text:p>
                      </text:list-item>
                      <text:list-item>
                        <text:p>Set all LED colors to Red</text:p>
                      </text:list-item>
                    </text:list>
                  </text:list-item>
                </text:list>
              </text:list-item>
              <text:list-item>
                <text:p>LEDS On:</text:p>
                <text:list>
                  <text:list-item>
                    <text:list>
                      <text:list-item>
                        <text:p>Set all LED outputs to respective colors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1" draw:layer="layout" draw:type="curve" draw:line-skew="0cm 0.455cm" svg:x1="17.711cm" svg:y1="5.544cm" svg:x2="18.399cm" svg:y2="6.398cm" draw:start-shape="id16" draw:start-glue-point="11" draw:end-shape="id16" draw:end-glue-point="10" svg:d="M17711 5544c0-1282 822-1069 1353-535s769 1389-665 1389" svg:viewBox="0 0 1767 1809">
          <text:p/>
        </draw:connector>
        <draw:frame draw:style-name="gr16" draw:layer="layout" svg:width="5.588cm" svg:height="1.657cm" svg:x="16.002cm" svg:y="3.794cm">
          <draw:text-box>
            <text:p>Light &gt; Threshold</text:p>
          </draw:text-box>
        </draw:frame>
        <draw:connector draw:style-name="gr2" draw:text-style-name="P1" draw:layer="layout" draw:type="curve" draw:line-skew="-0.057cm -0.707cm" svg:x1="4.482cm" svg:y1="5.544cm" svg:x2="3.794cm" svg:y2="6.398cm" draw:start-shape="id14" draw:start-glue-point="5" draw:end-shape="id14" draw:end-glue-point="6" svg:d="M4482 5544c0-1368-949-1141-1574-585s-927 1439 886 1439" svg:viewBox="0 0 2060 1875">
          <text:p/>
        </draw:connector>
        <draw:frame draw:style-name="gr16" draw:layer="layout" svg:width="5.588cm" svg:height="1.657cm" svg:x="1.381cm" svg:y="3.661cm">
          <draw:text-box>
            <text:p>Light &lt; Threshold</text:p>
          </draw:text-box>
        </draw:frame>
        <draw:connector draw:style-name="gr2" draw:text-style-name="P1" draw:layer="layout" draw:type="curve" draw:line-skew="0cm -0.453cm" svg:x1="4.482cm" svg:y1="14.744cm" svg:x2="3.794cm" svg:y2="13.891cm" draw:start-shape="id15" draw:start-glue-point="7" draw:end-shape="id15" draw:end-glue-point="6" svg:d="M4482 14744c0 1281-822 1067-1352 534s-768-1387 664-1387" svg:viewBox="0 0 1765 1807">
          <text:p/>
        </draw:connector>
        <draw:frame draw:style-name="gr16" draw:layer="layout" svg:width="5.588cm" svg:height="1.657cm" svg:x="1.889cm" svg:y="15.478cm">
          <draw:text-box>
            <text:p>Light &lt; Threshold</text:p>
          </draw:text-box>
        </draw:frame>
        <draw:frame draw:style-name="gr18" draw:layer="layout" svg:width="14.986cm" svg:height="2.36cm" svg:x="7.604cm" svg:y="16.42cm">
          <draw:text-box>
            <text:p>Note: Light represents actual light level, analog photocell value decreases with higher ligh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4T14:32:07.953017000</meta:creation-date>
    <dc:date>2015-12-10T13:39:39.724028000</dc:date>
    <meta:editing-duration>PT1H2M17S</meta:editing-duration>
    <meta:editing-cycles>10</meta:editing-cycles>
    <meta:generator>LibreOffice/4.3.2.2$MacOSX_X86_64 LibreOffice_project/edfb5295ba211bd31ad47d0bad0118690f76407d</meta:generator>
    <meta:document-statistic meta:object-count="46"/>
  </office:meta>
</office:document-meta>
</file>